
<file path=META-INF/manifest.xml><?xml version="1.0" encoding="utf-8"?>
<manifest:manifest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automatic-styles/>
  <office:body>
    <office:text>
      <text:p>спецификация система фича материал скан Капуста модель данные вес Изображение изображение высота помидор ocr извлечение ширина банан длина страница цена Спецификация токен система параграф ширина нормализация документ Размер спецификация огурец данные обработка Контракт ocr сегментация извлечение окно помидор модель упаковка Помидор позиция объем высота длина капуста данные объем артикул спецификация Токен таблица Длина упаковка страница параграф Нормализация токен спецификация страница Фича изображение Система Скан документ объем Плотность параграф поставка огурец документ арбуз , поставка сегментация индекс нормализация сегментация размер контракт огурец Ширина Упаковка поставка позиция материал параграф</text:p>
      <text:p>система упаковка помидор контракт Окно , Высота Изображение Объем фича поставка объем ocr морковь индекс цвет модель Бренд цвет фича материал цвет арбуз морковь поиск окно цвет нормализация нормализация сегментация ocr документ длина поставка огурец окно плотность , скан таблица Нормализация длина Скан Текст скан цена высота изображение индекс индекс токен ширина материал огурец сегментация окно позиция Высота фича документ текст поставка модель обработка Высота окно поиск капуста объем ocr извлечение сегментация сегментация Ocr Вес каталог поиск модель длина материал окно индекс параграф материал каталог арбуз извлечение помидор обработка контракт</text:p>
      <text:p>банан таблица Арбуз скан объем поставка токен извлечение цвет упаковка контракт фича высота каталог вес таблица Арбуз бренд модель позиция Спецификация арбуз Объем скан капуста параграф объем позиция морковь артикул страница размер текст размер Длина изображение поставка окно вес поиск высота Изображение текст материал Страница фича материал обработка поиск банан арбуз таблица извлечение Фича контракт система Высота страница помидор упаковка цена высота токен плотность поиск плотность извлечение изображение Извлечение высота вес высота текст цвет ocr позиция помидор материал система страница банан , длина сегментация каталог спецификация , страница размер ширина</text:p>
      <text:p>извлечение Длина позиция токен ширина ocr , упаковка сегментация , цена изображение бренд огурец банан огурец Поиск документ извлечение поиск упаковка извлечение Фича Высота вес данные объем текст данные Индекс упаковка плотность размер модель позиция позиция ocr Ocr Спецификация обработка Извлечение позиция каталог спецификация Изображение каталог Спецификация ширина контракт Цвет вес морковь цвет скан длина Огурец упаковка скан изображение фича скан контракт</text:p>
      <text:p>скан скан нормализация бренд Параграф материал документ артикул спецификация поставка страница плотность огурец поставка Извлечение извлечение объем Позиция , фича помидор длина арбуз таблица обработка банан спецификация поиск документ объем длина размер длина Плотность токен изображение заявка изображение Длина скан Параграф Заявка морковь поставка Упаковка документ спецификация текст объем материал фича артикул Извлечение параграф Окно цена позиция поиск арбуз ocr поставка арбуз Таблица каталог морковь вес бренд сегментация арбуз система каталог материал Изображение скан Сегментация Капуста Контракт ocr документ объем Модель длина длина упаковка таблица цвет ширина</text:p>
      <text:p>каталог окно цена Параграф плотность окно , нормализация вес бренд капуста бренд Окно огурец обработка скан документ плотность индекс помидор артикул страница Цена ocr обработка модель позиция нормализация текст цвет огурец Скан параграф каталог документ Сегментация вес модель Система Огурец страница Скан страница фича Размер данные помидор Извлечение нормализация огурец Цена Ширина цена арбуз банан ocr огурец скан текст длина данные индекс упаковка Бренд ocr позиция токен извлечение спецификация спецификация обработка окно помидор Фича вес окно размер материал упаковка Материал параграф страница таблица изображение материал арбуз таблица</text:p>
      <text:p>объем Таблица Банан цена Позиция Вес Цвет капуста система артикул Спецификация Каталог , Высота окно ширина упаковка изображение капуста арбуз упаковка артикул объем Материал модель модель поиск цвет плотность Банан цена длина Токен параграф параграф страница нормализация таблица данные данные плотность Модель позиция капуста Таблица текст контракт капуста Длина Поставка арбуз позиция Скан Арбуз , таблица параграф Ширина скан Нормализация артикул данные Ширина позиция вес Фича скан спецификация помидор извлечение Спецификация заявка поиск капуста высота плотность Данные помидор Спецификация морковь Плотность окно сегментация заявка Позиция параграф цена вес Позиция позиция документ</text:p>
      <text:p>Скан нормализация модель арбуз Нормализация вес позиция таблица артикул сегментация заявка параграф артикул скан вес документ Материал Модель сегментация помидор , фича , таблица извлечение Скан индекс ocr размер Текст каталог плотность окно Спецификация Документ Заявка изображение поиск Страница Скан Цена ocr токен Извлечение индекс поиск система бренд Вес ширина Поставка поиск Цена параграф Поставка нормализация Товар 27 SKU 400524 арбуз длина Поставка Ширина Спецификация ocr ocr артикул арбуз размер извлечение</text:p>
      <text:p>окно поиск размер Изображение Капуста модель Изображение Помидор цена Огурец фича спецификация индекс Система огурец данные Высота фича документ , данные длина Страница таблица Извлечение помидор окно документ длина окно модель изображение артикул бренд фича материал параграф , позиция позиция система извлечение Текст поиск данные система параграф индекс размер материал позиция модель банан Параграф сегментация Артикул капуста документ упаковка модель цена параграф Ширина параграф банан</text:p>
      <text:p>Токен арбуз Данные документ длина контракт высота Позиция упаковка Окно артикул длина банан огурец ocr артикул Позиция документ объем поставка длина обработка длина огурец изображение материал объем арбуз таблица позиция Модель капуста Изображение размер цвет , капуста заявка данные Арбуз банан размер данные обработка материал извлечение спецификация длина цена окно Текст документ поиск извлечение упаковка документ капуста изображение высота ocr документ артикул Модель Высота Цвет спецификация спецификация текст поставка ocr капуста модель заявка заявка окно токен Фича контракт фича арбуз упаковка поставка Токен извлечение параграф высота ocr объем высота огурец каталог обработка обработка вес сегментация сегментация Окно цвет</text:p>
      <text:p>фича таблица параграф данные длина изображение бренд скан Параграф заявка высота Заявка ширина материал Сегментация спецификация изображение страница Позиция изображение заявка размер ocr нормализация упаковка арбуз банан бренд индекс система каталог нормализация помидор заявка скан банан страница поиск контракт окно Спецификация помидор плотность артикул ширина заявка спецификация таблица вес нормализация Окно цвет страница страница высота Капуста контракт каталог контракт вес заявка Арбуз фича Страница поиск Поставка документ окно размер морковь</text:p>
      <text:p>цена помидор цвет скан фича цена высота спецификация контракт высота изображение Модель поиск система ширина Плотность упаковка длина скан сегментация каталог ширина модель данные Окно данные текст обработка помидор индекс цвет Спецификация Артикул Каталог капуста , документ заявка Ширина вес документ размер бренд Ocr позиция длина морковь Сегментация капуста заявка длина параграф , документ длина окно Огурец Арбуз спецификация капуста страница индекс Поставка , капуста заявка Плотность позиция заявка огурец Морковь</text:p>
      <text:p>банан контракт позиция таблица изображение каталог цена заявка параграф Объем текст каталог Заявка поставка поставка объем параграф документ Параграф извлечение Цвет банан ocr Параграф параграф позиция Спецификация заявка поставка параграф , Обработка Огурец артикул объем объем Длина капуста Текст арбуз Обработка огурец поставка Высота окно плотность помидор ширина банан морковь размер обработка , длина поиск материал</text:p>
    </office:text>
  </office:body>
</office:document-content>
</file>

<file path=styles.xml><?xml version="1.0" encoding="utf-8"?>
<office:document-styles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meta>
    <meta:generator>ODFPY/1.4.1</meta:generator>
  </office:meta>
</office:document-meta>
</file>